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6666ff" draw:marker-start-width="0.275cm" draw:marker-end-width="0.275cm" draw:fill="solid" draw:fill-color="#ffff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6666ff" draw:marker-start-width="0.275cm" draw:marker-end-width="0.275cm" draw:fill="solid" draw:fill-color="#33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6666ff" draw:marker-start-width="0.275cm" draw:marker-end-width="0.275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6666ff" draw:marker-start-width="0.275cm" draw:marker-end-width="0.275cm" draw:fill="solid" draw:fill-color="#cc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354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text-underline-style="none" style:font-size-asian="9pt" style:font-size-complex="9pt"/>
    </style:style>
    <style:style style:name="P4" style:family="paragraph"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size="9pt" style:text-underline-style="solid" style:text-underline-width="auto" style:text-underline-color="font-color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246cm" svg:y1="4.535cm" svg:x2="15.246cm" svg:y2="3.435cm">
          <text:p/>
        </draw:line>
        <draw:line draw:style-name="gr1" draw:text-style-name="P1" draw:layer="layout" svg:x1="6.846cm" svg:y1="4.535cm" svg:x2="6.846cm" svg:y2="3.435cm">
          <text:p/>
        </draw:line>
        <draw:line draw:style-name="gr1" draw:text-style-name="P1" draw:layer="layout" svg:x1="6.446cm" svg:y1="4.536cm" svg:x2="5.346cm" svg:y2="3.635cm">
          <text:p/>
        </draw:line>
        <draw:line draw:style-name="gr1" draw:text-style-name="P1" draw:layer="layout" svg:x1="14.647cm" svg:y1="4.537cm" svg:x2="13.646cm" svg:y2="3.735cm">
          <text:p/>
        </draw:line>
        <draw:line draw:style-name="gr1" draw:text-style-name="P1" draw:layer="layout" svg:x1="15.748cm" svg:y1="4.538cm" svg:x2="16.347cm" svg:y2="3.837cm">
          <text:p/>
        </draw:line>
        <draw:line draw:style-name="gr1" draw:text-style-name="P1" draw:layer="layout" svg:x1="15.2cm" svg:y1="4.794cm" svg:x2="7.619cm" svg:y2="4.794cm">
          <text:p/>
        </draw:line>
        <draw:rect draw:style-name="gr2" draw:text-style-name="P1" draw:layer="layout" svg:width="1.849cm" svg:height="0.766cm" svg:x="14.298cm" svg:y="4.371cm">
          <text:p text:style-name="P2"><text:span text:style-name="T1">Projekt</text:span></text:p>
        </draw:rect>
        <draw:custom-shape draw:style-name="gr3" draw:text-style-name="P1" draw:layer="layout" svg:width="3.199cm" svg:height="0.811cm" svg:x="9.409cm" svg:y="4.389cm">
          <text:p text:style-name="P2"><text:span text:style-name="T1">führt a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.577cm" svg:height="0.63cm" svg:x="6.069cm" svg:y="3.121cm">
          <text:p text:style-name="P2"><text:span text:style-name="T2">Nam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577cm" svg:height="0.63cm" svg:x="14.346cm" svg:y="3.121cm">
          <text:p text:style-name="P2"><text:span text:style-name="T2">Titel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577cm" svg:height="0.63cm" svg:x="16.023cm" svg:y="3.321cm">
          <text:p text:style-name="P2"><text:span text:style-name="T2">Budget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77cm" svg:height="0.63cm" svg:x="4.369cm" svg:y="3.321cm">
          <text:p text:style-name="P2"><text:span text:style-name="T3">Kurz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77cm" svg:height="0.63cm" svg:x="12.669cm" svg:y="3.321cm">
          <text:p text:style-name="P2"><text:span text:style-name="T3">PNr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1.675cm" svg:height="0.604cm" svg:x="7.9cm" svg:y="4.8cm">
          <draw:text-box>
            <text:p text:style-name="P2"><text:span text:style-name="T2">n</text:span></text:p>
          </draw:text-box>
        </draw:frame>
        <draw:frame draw:style-name="gr6" draw:text-style-name="P3" draw:layer="layout" svg:width="1.675cm" svg:height="0.604cm" svg:x="12.525cm" svg:y="4.8cm">
          <draw:text-box>
            <text:p text:style-name="P2"><text:span text:style-name="T2">m</text:span></text:p>
          </draw:text-box>
        </draw:frame>
        <draw:line draw:style-name="gr1" draw:text-style-name="P1" draw:layer="layout" svg:x1="6.846cm" svg:y1="6.3cm" svg:x2="6.846cm" svg:y2="4.935cm">
          <text:p/>
        </draw:line>
        <draw:line draw:style-name="gr1" draw:text-style-name="P1" draw:layer="layout" svg:x1="6.6cm" svg:y1="4.794cm" svg:x2="4.946cm" svg:y2="4.794cm">
          <text:p/>
        </draw:line>
        <draw:line draw:style-name="gr1" draw:text-style-name="P1" draw:layer="layout" svg:x1="6.846cm" svg:y1="6.3cm" svg:x2="4.9cm" svg:y2="6.3cm">
          <text:p/>
        </draw:line>
        <draw:line draw:style-name="gr1" draw:text-style-name="P1" draw:layer="layout" svg:x1="4.946cm" svg:y1="6.301cm" svg:x2="4.946cm" svg:y2="4.794cm">
          <text:p/>
        </draw:line>
        <draw:custom-shape draw:style-name="gr3" draw:text-style-name="P1" draw:layer="layout" svg:width="3.199cm" svg:height="0.811cm" svg:x="3.4cm" svg:y="5.889cm">
          <text:p text:style-name="P1"><text:span text:style-name="T1">führt au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2" draw:text-style-name="P1" draw:layer="layout" svg:width="1.849cm" svg:height="0.766cm" svg:x="5.998cm" svg:y="4.371cm">
          <text:p text:style-name="P2"><text:span text:style-name="T1">Abteilung</text:span></text:p>
        </draw:rect>
        <draw:frame draw:style-name="gr6" draw:text-style-name="P3" draw:layer="layout" svg:width="1.675cm" svg:height="0.604cm" svg:x="3.825cm" svg:y="4.896cm">
          <draw:text-box>
            <text:p text:style-name="P2"><text:span text:style-name="T2">1</text:span></text:p>
          </draw:text-box>
        </draw:frame>
        <draw:frame draw:style-name="gr6" draw:text-style-name="P3" draw:layer="layout" svg:width="1.675cm" svg:height="0.604cm" svg:x="6.3cm" svg:y="5.7cm">
          <draw:text-box>
            <text:p text:style-name="P2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2-07T19:42:58.63</meta:creation-date>
    <dc:date>2019-02-28T14:09:20.78</dc:date>
    <dc:creator>Roman </dc:creator>
    <meta:editing-duration>PT4H2M10S</meta:editing-duration>
    <meta:editing-cycles>10</meta:editing-cycles>
    <meta:generator>OpenOffice/4.1.5$Win32 OpenOffice.org_project/415m1$Build-9789</meta:generator>
    <meta:document-statistic meta:object-count="23"/>
  </office:meta>
</office:document-meta>
</file>